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178a" officeooo:paragraph-rsid="000e178a"/>
    </style:style>
    <style:style style:name="P2" style:family="paragraph" style:parent-style-name="Standard">
      <style:text-properties style:text-position="0% 100%" officeooo:rsid="000f0874" officeooo:paragraph-rsid="000f0874"/>
    </style:style>
    <style:style style:name="P3" style:family="paragraph" style:parent-style-name="Title">
      <style:text-properties officeooo:rsid="0018533c" officeooo:paragraph-rsid="0018533c"/>
    </style:style>
    <style:style style:name="P4" style:family="paragraph" style:parent-style-name="Standard">
      <style:text-properties fo:font-variant="normal" fo:text-transform="none" fo:color="#333333" style:text-position="0% 100%" style:font-name="sans-serif" fo:font-size="11.25pt" fo:letter-spacing="normal" fo:font-style="normal" fo:font-weight="normal" officeooo:rsid="001aff79" officeooo:paragraph-rsid="001aff79"/>
    </style:style>
    <style:style style:name="P5" style:family="paragraph" style:parent-style-name="Standard">
      <style:text-properties fo:font-variant="normal" fo:text-transform="none" fo:color="#000000" style:text-position="0% 100%" style:font-name="Liberation Serif" fo:font-size="11pt" fo:letter-spacing="normal" fo:font-style="normal" fo:font-weight="normal" officeooo:rsid="001aff79" officeooo:paragraph-rsid="001ed51b" style:font-size-asian="11pt" style:font-size-complex="11pt"/>
    </style:style>
    <style:style style:name="P6" style:family="paragraph" style:parent-style-name="Standard">
      <style:text-properties fo:color="#000000" style:font-name="Liberation Serif" fo:font-size="11pt" officeooo:rsid="000e178a" officeooo:paragraph-rsid="000e178a" style:font-size-asian="11pt" style:font-size-complex="11pt"/>
    </style:style>
    <style:style style:name="P7" style:family="paragraph" style:parent-style-name="Standard">
      <style:text-properties fo:color="#000000" style:text-position="0% 100%" style:font-name="Liberation Serif" fo:font-size="11pt" officeooo:rsid="001582db" officeooo:paragraph-rsid="001582db" style:font-size-asian="11pt" style:font-size-complex="11pt"/>
    </style:style>
    <style:style style:name="P8" style:family="paragraph" style:parent-style-name="Standard">
      <style:text-properties fo:color="#000000" style:text-position="0% 100%" style:font-name="Liberation Serif" fo:font-size="11pt" officeooo:rsid="001a1622" officeooo:paragraph-rsid="001a1622" style:font-size-asian="11pt" style:font-size-complex="11pt"/>
    </style:style>
    <style:style style:name="P9" style:family="paragraph" style:parent-style-name="Standard" style:list-style-name="L1">
      <style:text-properties fo:color="#000000" style:text-position="0% 100%" style:font-name="Liberation Serif" fo:font-size="11pt" officeooo:rsid="001a1622" officeooo:paragraph-rsid="001a1622" style:font-size-asian="11pt" style:font-size-complex="11pt"/>
    </style:style>
    <style:style style:name="P10" style:family="paragraph" style:parent-style-name="Standard" style:list-style-name="L1">
      <style:text-properties fo:color="#000000" style:text-position="0% 100%" style:font-name="Liberation Serif" fo:font-size="11pt" officeooo:rsid="001a1622" officeooo:paragraph-rsid="00224572" style:font-size-asian="11pt" style:font-size-complex="11pt"/>
    </style:style>
    <style:style style:name="P11" style:family="paragraph" style:parent-style-name="Standard" style:list-style-name="L1">
      <style:text-properties fo:color="#000000" style:text-position="0% 100%" style:font-name="Liberation Serif" fo:font-size="11pt" officeooo:rsid="001a9818" officeooo:paragraph-rsid="001a9818" style:font-size-asian="11pt" style:font-size-complex="11pt"/>
    </style:style>
    <style:style style:name="P12" style:family="paragraph" style:parent-style-name="Standard">
      <style:text-properties fo:color="#000000" style:text-position="0% 100%" style:font-name="Liberation Serif" fo:font-size="11pt" officeooo:rsid="001a9818" officeooo:paragraph-rsid="001a9818" style:font-size-asian="11pt" style:font-size-complex="11pt"/>
    </style:style>
    <style:style style:name="P13" style:family="paragraph" style:parent-style-name="Standard">
      <style:text-properties fo:color="#000000" style:text-position="0% 100%" style:font-name="Liberation Serif" fo:font-size="11pt" officeooo:rsid="001aff79" officeooo:paragraph-rsid="001aff79" style:font-size-asian="11pt" style:font-size-complex="11pt"/>
    </style:style>
    <style:style style:name="P14" style:family="paragraph" style:parent-style-name="Standard" style:list-style-name="L1">
      <style:text-properties fo:color="#000000" style:text-position="0% 100%" style:font-name="Liberation Serif" fo:font-size="11pt" officeooo:rsid="00232a15" officeooo:paragraph-rsid="00238903" style:font-size-asian="11pt" style:font-size-complex="11pt"/>
    </style:style>
    <style:style style:name="P15" style:family="paragraph" style:parent-style-name="Standard">
      <style:paragraph-properties fo:margin-left="0cm" fo:margin-right="0cm" fo:text-indent="0cm" style:auto-text-indent="false"/>
      <style:text-properties style:font-name="Liberation Serif" fo:font-size="12pt"/>
    </style:style>
    <style:style style:name="T1" style:family="text">
      <style:text-properties officeooo:rsid="001a1622"/>
    </style:style>
    <style:style style:name="T2" style:family="text">
      <style:text-properties style:text-position="0% 100%" officeooo:rsid="001a1622"/>
    </style:style>
    <style:style style:name="T3" style:family="text">
      <style:text-properties fo:font-variant="normal" fo:text-transform="none" fo:letter-spacing="normal" fo:font-style="normal" fo:font-weight="normal"/>
    </style:style>
    <style:style style:name="T4" style:family="text">
      <style:text-properties fo:font-style="italic" style:font-style-asian="italic"/>
    </style:style>
    <style:style style:name="T5" style:family="text">
      <style:text-properties officeooo:rsid="001ed51b"/>
    </style:style>
    <style:style style:name="T6" style:family="text">
      <style:text-properties officeooo:rsid="00224572"/>
    </style:style>
    <style:style style:name="T7" style:family="text">
      <style:text-properties officeooo:rsid="0023890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Deep Learning</text:span> with limited data - CNNs and small labelled datasets</text:p>
      <text:p text:style-name="P6"/>
      <text:p text:style-name="P7"/>
      <text:p text:style-name="P8">Approaches to avoid overfitting to small datasets:</text:p>
      <text:list xml:id="list5234635211899698422" text:style-name="L1">
        <text:list-item>
          <text:p text:style-name="P10"><text:span text:style-name="T5">Model architecture selection<text:line-break/></text:span>Limiting the size of the model used ( eg ‘shallow’ learning, AlexNet vs VGG <text:span text:style-name="T6">vs SquuezeNet </text:span><text:span text:style-name="T3">(Emersic, Stepec, Struc, &amp; Peer, 2017)</text:span>)</text:p>
          <text:p text:style-name="P9"/>
        </text:list-item>
        <text:list-item>
          <text:p text:style-name="P9">Multiple training runs from random initial weights, where the final weights are are a combination of each run. </text:p>
          <text:list>
            <text:list-item>
              <text:p text:style-name="P9">The interdependence of the weights may be lost if this approach is used.</text:p>
            </text:list-item>
          </text:list>
        </text:list-item>
        <text:list-item>
          <text:p text:style-name="P9">Remixing of the validation set with the training set, so as to avoid overfitting to either</text:p>
          <text:list>
            <text:list-header>
              <text:p text:style-name="P9"/>
            </text:list-header>
          </text:list>
        </text:list-item>
        <text:list-item>
          <text:p text:style-name="P9">Data pooling: can the model use another model as a starting point? Eg other animals or humans?<text:line-break/></text:p>
        </text:list-item>
        <text:list-item>
          <text:p text:style-name="P11">Removal of outliers<text:line-break/></text:p>
        </text:list-item>
        <text:list-item>
          <text:p text:style-name="P11"><text:span text:style-name="T5">Selective Model Learning</text:span><text:line-break/><text:span text:style-name="T5">Use of a pre-trained CNN for feature extraction, appending the layers.</text:span></text:p>
          <text:p text:style-name="P11"/>
        </text:list-item>
        <text:list-item>
          <text:p text:style-name="P11">Regularisation. Can this be applied to visual data?</text:p>
          <text:list>
            <text:list-item>
              <text:p text:style-name="P11">Reduces DoF without removing actual no. of parameters, ie pixel count</text:p>
            </text:list-item>
            <text:list-item>
              <text:p text:style-name="P11">L1 vs L2 reg<text:line-break/></text:p>
            </text:list-item>
          </text:list>
        </text:list-item>
        <text:list-item>
          <text:p text:style-name="P14">Data augmentation <text:span text:style-name="T7">(</text:span><text:a xlink:type="simple" xlink:href="https://github.com/aleju/imgaug" text:style-name="Internet_20_link" text:visited-style-name="Visited_20_Internet_20_Link"><text:span text:style-name="T7">https://github.com/aleju/imgaug</text:span></text:a><text:span text:style-name="T7">)</text:span></text:p>
        </text:list-item>
      </text:list>
      <text:p text:style-name="P12"/>
      <text:p text:style-name="P13">Can it be reformatted as semi-supervised, to take advantage of unlabelled data?</text:p>
      <text:p text:style-name="P13"/>
      <text:p text:style-name="P13"/>
      <text:p text:style-name="P5">“by selecting an appropriate model architecture, using aggressive data augmentation and selective learning on existing (pre-trained) models, we are able to learn an effective CNN·based model using a little more than 1300training images” <text:reference-mark-start text:name="ADDIN CSL_CITATION {&quot;mendeley&quot;: {&quot;plainTextFormattedCitation&quot;: &quot;(Emersic, Stepec, Struc, &amp; Peer, 2017)&quot;, &quot;formattedCitation&quot;: &quot;(Emersic, Stepec, Struc, &amp; Peer, 2017)&quot;}, &quot;citationItems&quot;: [{&quot;uris&quot;: [&quot;http://www.mendeley.com/documents/?uuid=48cc5a12-cb0e-4e70-896e-81211d99ae87&quot;], &quot;id&quot;: &quot;ITEM-1&quot;, &quot;itemData&quot;: {&quot;author&quot;: [{&quot;non-dropping-particle&quot;: &quot;&quot;, &quot;family&quot;: &quot;Emersic&quot;, &quot;parse-names&quot;: false, &quot;given&quot;: &quot;Ziga&quot;, &quot;dropping-particle&quot;: &quot;&quot;, &quot;suffix&quot;: &quot;&quot;}, {&quot;non-dropping-particle&quot;: &quot;&quot;, &quot;family&quot;: &quot;Stepec&quot;, &quot;parse-names&quot;: false, &quot;given&quot;: &quot;Dejan&quot;, &quot;dropping-particle&quot;: &quot;&quot;, &quot;suffix&quot;: &quot;&quot;}, {&quot;non-dropping-particle&quot;: &quot;&quot;, &quot;family&quot;: &quot;Struc&quot;, &quot;parse-names&quot;: false, &quot;given&quot;: &quot;Vitomir&quot;, &quot;dropping-particle&quot;: &quot;&quot;, &quot;suffix&quot;: &quot;&quot;}, {&quot;non-dropping-particle&quot;: &quot;&quot;, &quot;family&quot;: &quot;Peer&quot;, &quot;parse-names&quot;: false, &quot;given&quot;: &quot;Peter&quot;, &quot;dropping-particle&quot;: &quot;&quot;, &quot;suffix&quot;: &quot;&quot;}], &quot;abstract&quot;: &quot;Identity recognition from ear images is an active field of research within the biometric community. The ability to capture ear images from a distance and in a covert manner makes ear recognition technology an appealing choice for surveillance and security applications as well as related application domains. In contrast to other biometric modalities, where large datasets captured in uncontrolled settings are readily available, datasets of ear images are still limited in size and mostly of laboratory-like quality. As a consequence, ear recognition technology has not benefited yet from advances in deep learning and convolutionalneural networks (CNNs) and is still lacking behind other modalities that experienced significant performance gains owing to deep recognition technology. In this paper we address this problem and aim at building a CNN-based ear recognition model. We explore different strategies towards model training with limited amounts of training data and show that by selecting an appropriate model architecture, using aggressive data augmentation and selective learning on existing (pre-trained) models, we are able to learn an effective CNN&amp;#x00B7;based model using a little more than 1300training images. The result of our work is the first CNN&amp;#x00B7;based approach to ear recognition that is also made publicly available to the research community. With our model we are able to improve on the rank one recognition rate of the previous state-of-the-art by more than 25% on a challenging dataset of ear images captured from the web (a.k.a, in the wild).&quot;, &quot;DOI&quot;: &quot;10.1109/FG.2017.123&quot;, &quot;container-title&quot;: &quot;Proceedings - 12th IEEE International Conference on Automatic Face and Gesture Recognition, FG 2017 - 1st International Workshop on Adaptive Shot Learning for Gesture Understanding and Production, ASL4GUP 2017, Biometrics in the Wild, Bwild 2017, Heterogeneous Face Recognition, HFR 2017, Joint Challenge on Dominant and Complementary Emotion Recognition Using Micro Emotion Features and Head-Pose Estimation, DCER and HPE 2017 and 3rd Facial Expression Recognition and Analysis Challenge, FERA 2017&quot;, &quot;issued&quot;: {&quot;date-parts&quot;: [[&quot;2017&quot;]]}, &quot;title&quot;: &quot;Training Convolutional Neural Networks with Limited Training Data for Ear Recognition in the Wild&quot;, &quot;type&quot;: &quot;article-journal&quot;, &quot;id&quot;: &quot;ITEM-1&quot;, &quot;ISBN&quot;: &quot;9781509040230&quot;, &quot;page&quot;: &quot;987-994&quot;}}], &quot;schema&quot;: &quot;https://github.com/citation-style-language/schema/raw/master/csl-citation.json&quot;, &quot;properties&quot;: {&quot;noteIndex&quot;: 0}} RND0bFPk9yaEw"/><text:span text:style-name="T1">(Emersic, Stepec, Struc, &amp; Peer, 2017)</text:span><text:reference-mark-end text:name="ADDIN CSL_CITATION {&quot;mendeley&quot;: {&quot;plainTextFormattedCitation&quot;: &quot;(Emersic, Stepec, Struc, &amp; Peer, 2017)&quot;, &quot;formattedCitation&quot;: &quot;(Emersic, Stepec, Struc, &amp; Peer, 2017)&quot;}, &quot;citationItems&quot;: [{&quot;uris&quot;: [&quot;http://www.mendeley.com/documents/?uuid=48cc5a12-cb0e-4e70-896e-81211d99ae87&quot;], &quot;id&quot;: &quot;ITEM-1&quot;, &quot;itemData&quot;: {&quot;author&quot;: [{&quot;non-dropping-particle&quot;: &quot;&quot;, &quot;family&quot;: &quot;Emersic&quot;, &quot;parse-names&quot;: false, &quot;given&quot;: &quot;Ziga&quot;, &quot;dropping-particle&quot;: &quot;&quot;, &quot;suffix&quot;: &quot;&quot;}, {&quot;non-dropping-particle&quot;: &quot;&quot;, &quot;family&quot;: &quot;Stepec&quot;, &quot;parse-names&quot;: false, &quot;given&quot;: &quot;Dejan&quot;, &quot;dropping-particle&quot;: &quot;&quot;, &quot;suffix&quot;: &quot;&quot;}, {&quot;non-dropping-particle&quot;: &quot;&quot;, &quot;family&quot;: &quot;Struc&quot;, &quot;parse-names&quot;: false, &quot;given&quot;: &quot;Vitomir&quot;, &quot;dropping-particle&quot;: &quot;&quot;, &quot;suffix&quot;: &quot;&quot;}, {&quot;non-dropping-particle&quot;: &quot;&quot;, &quot;family&quot;: &quot;Peer&quot;, &quot;parse-names&quot;: false, &quot;given&quot;: &quot;Peter&quot;, &quot;dropping-particle&quot;: &quot;&quot;, &quot;suffix&quot;: &quot;&quot;}], &quot;abstract&quot;: &quot;Identity recognition from ear images is an active field of research within the biometric community. The ability to capture ear images from a distance and in a covert manner makes ear recognition technology an appealing choice for surveillance and security applications as well as related application domains. In contrast to other biometric modalities, where large datasets captured in uncontrolled settings are readily available, datasets of ear images are still limited in size and mostly of laboratory-like quality. As a consequence, ear recognition technology has not benefited yet from advances in deep learning and convolutionalneural networks (CNNs) and is still lacking behind other modalities that experienced significant performance gains owing to deep recognition technology. In this paper we address this problem and aim at building a CNN-based ear recognition model. We explore different strategies towards model training with limited amounts of training data and show that by selecting an appropriate model architecture, using aggressive data augmentation and selective learning on existing (pre-trained) models, we are able to learn an effective CNN&amp;#x00B7;based model using a little more than 1300training images. The result of our work is the first CNN&amp;#x00B7;based approach to ear recognition that is also made publicly available to the research community. With our model we are able to improve on the rank one recognition rate of the previous state-of-the-art by more than 25% on a challenging dataset of ear images captured from the web (a.k.a, in the wild).&quot;, &quot;DOI&quot;: &quot;10.1109/FG.2017.123&quot;, &quot;container-title&quot;: &quot;Proceedings - 12th IEEE International Conference on Automatic Face and Gesture Recognition, FG 2017 - 1st International Workshop on Adaptive Shot Learning for Gesture Understanding and Production, ASL4GUP 2017, Biometrics in the Wild, Bwild 2017, Heterogeneous Face Recognition, HFR 2017, Joint Challenge on Dominant and Complementary Emotion Recognition Using Micro Emotion Features and Head-Pose Estimation, DCER and HPE 2017 and 3rd Facial Expression Recognition and Analysis Challenge, FERA 2017&quot;, &quot;issued&quot;: {&quot;date-parts&quot;: [[&quot;2017&quot;]]}, &quot;title&quot;: &quot;Training Convolutional Neural Networks with Limited Training Data for Ear Recognition in the Wild&quot;, &quot;type&quot;: &quot;article-journal&quot;, &quot;id&quot;: &quot;ITEM-1&quot;, &quot;ISBN&quot;: &quot;9781509040230&quot;, &quot;page&quot;: &quot;987-994&quot;}}], &quot;schema&quot;: &quot;https://github.com/citation-style-language/schema/raw/master/csl-citation.json&quot;, &quot;properties&quot;: {&quot;noteIndex&quot;: 0}} RND0bFPk9yaEw"/></text:p>
      <text:p text:style-name="P4"/>
      <text:p text:style-name="Heading_20_1">References:</text:p>
      <text:p text:style-name="P2"/>
      <text:section text:style-name="Sect1" text:name="ADDIN Mendeley Bibliography CSL_BIBLIOGRAPHY  RND4QFjaeRzfo">
        <text:p text:style-name="P15"/>
        <text:p text:style-name="P15">Emersic, Z., Stepec, D., Struc, V., &amp; Peer, P. (2017). Training Convolutional Neural Networks with Limited Training Data for Ear Recognition in the Wild. <text:span text:style-name="T4">Proceedings - 12th IEEE International Conference on Automatic Face and Gesture Recognition, FG 2017 - 1st International Workshop on Adaptive Shot Learning for Gesture Understanding and Production, ASL4GUP 2017, Biometrics in the Wild, Bwild 2017, Heterogeneous Face Recognition, HFR 2017, Joint Challenge on Dominant and Complementary Emotion Recognition Using Micro Emotion Features and Head-Pose Estimation, DCER and HPE 2017 and 3rd Facial Expression Recognition and Analysis Challenge, FERA 2017</text:span>, 987–994. https://doi.org/10.1109/FG.2017.123</text:p>
      </text:section>
      <text:p text:style-name="P1">⁠</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class="chapter"/>
    <style:style style:name="Heading_20_1" style:display-name="Heading 1"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0T11:57:22.559551024</meta:creation-date>
    <dc:date>2017-10-31T16:15:04.663489143</dc:date>
    <meta:editing-duration>PT6H32M41S</meta:editing-duration>
    <meta:editing-cycles>12</meta:editing-cycles>
    <meta:generator>LibreOffice/5.1.6.2$Linux_X86_64 LibreOffice_project/10m0$Build-2</meta:generator>
    <meta:document-statistic meta:table-count="0" meta:image-count="0" meta:object-count="0" meta:page-count="1" meta:paragraph-count="21" meta:word-count="314" meta:character-count="2021" meta:non-whitespace-character-count="1737"/>
    <meta:user-defined meta:name="Mendeley Citation Style_1">http://www.zotero.org/styles/apa</meta:user-defined>
    <meta:user-defined meta:name="Mendeley Document_1">True</meta:user-defined>
    <meta:user-defined meta:name="Mendeley Unique User Id_1">bb25f2dd-837f-3d5a-963b-2f0d446749d8</meta:user-defined>
  </office:meta>
</office:document-meta>
</file>